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mic Sans MS1" svg:font-family="'Comic Sans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omic Sans MS" style:font-name-asian="Comic Sans MS1" style:font-name-complex="Comic Sans MS1"/>
    </style:style>
    <style:style style:name="T2" style:family="text">
      <style:text-properties style:font-name="Comic Sans MS" fo:font-size="24pt" style:font-name-asian="Comic Sans MS1" style:font-size-asian="24pt" style:font-name-complex="Comic Sans MS1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name-asian="Comic Sans MS1" style:font-weight-asian="bold" style:font-name-complex="Comic Sans MS1"/>
    </style:style>
    <style:style style:name="T4" style:family="text">
      <style:text-properties style:font-name="Comic Sans MS" fo:font-weight="bold" style:font-name-asian="Comic Sans MS1" style:font-weight-asian="bold" style:font-name-complex="Comic Sans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sset List</text:span></text:p>
      <text:p text:style-name="P2"/>
      <text:p text:style-name="P1"><text:span text:style-name="T3">Chris’ Assets</text:span></text:p>
      <text:p text:style-name="P1"><text:span text:style-name="T4">Technical Director</text:span></text:p>
      <text:p text:style-name="P1"><text:span text:style-name="T1">Air Crystal </text:span><text:span text:style-name="T4">9/30</text:span></text:p>
      <text:p text:style-name="P1"><text:span text:style-name="T1">3d Water Effects </text:span><text:span text:style-name="T4">10/7</text:span></text:p>
      <text:p text:style-name="P1"><text:span text:style-name="T1">Lotus Flowers </text:span><text:span text:style-name="T4">10/23</text:span></text:p>
      <text:p text:style-name="P1"><text:span text:style-name="T1">Dark Tree </text:span><text:span text:style-name="T4">10/9-10/28</text:span></text:p>
      <text:p text:style-name="P1"><text:span text:style-name="T1">Fire Effects </text:span><text:span text:style-name="T4">10/15</text:span></text:p>
      <text:p text:style-name="P1"><text:span text:style-name="T1">Smoke Effects </text:span><text:span text:style-name="T4">10/14</text:span></text:p>
      <text:p text:style-name="P1"><text:span text:style-name="T1">Sparkle Effects </text:span><text:span text:style-name="T4">10/15</text:span></text:p>
      <text:p text:style-name="P1"><text:span text:style-name="T1">Sky </text:span><text:span text:style-name="T4">9/30</text:span></text:p>
      <text:p text:style-name="P1"><text:span text:style-name="T1">Environmental Sounds </text:span><text:span text:style-name="T4">10/21</text:span></text:p>
      <text:p text:style-name="P1"/>
      <text:p text:style-name="P1"><text:span text:style-name="T3">Jesse’s Assets</text:span></text:p>
      <text:p text:style-name="P1"><text:span text:style-name="T4">Creative Director</text:span></text:p>
      <text:p text:style-name="P1"><text:span text:style-name="T1">Koi Fish </text:span><text:span text:style-name="T4">10/7-10/9</text:span></text:p>
      <text:p text:style-name="P1"><text:span text:style-name="T1">Trees </text:span><text:span text:style-name="T4">9/30-10/2</text:span></text:p>
      <text:p text:style-name="P1"><text:span text:style-name="T1">Buddha Statue </text:span><text:span text:style-name="T4">10/21-29</text:span></text:p>
      <text:p text:style-name="P1"><text:span text:style-name="T1">Buddha Shrine </text:span><text:span text:style-name="T4">10/29</text:span></text:p>
      <text:p text:style-name="P1"><text:span text:style-name="T1">Rocks </text:span><text:span text:style-name="T4">10/28</text:span></text:p>
      <text:p text:style-name="P1"><text:span text:style-name="T1">Stacked Rocks </text:span><text:span text:style-name="T4">10/28</text:span></text:p>
      <text:p text:style-name="P1"><text:span text:style-name="T1">Earth Crystal </text:span><text:span text:style-name="T4">10/14-15</text:span></text:p>
      <text:p text:style-name="P1"><text:span text:style-name="T1">Leaves </text:span><text:span text:style-name="T4">10/28</text:span></text:p>
      <text:p text:style-name="P1"/>
      <text:p text:style-name="P1"><text:span text:style-name="T3">Kristen’s Assets</text:span></text:p>
      <text:p text:style-name="P1"><text:span text:style-name="T4">Producer</text:span></text:p>
      <text:p text:style-name="P1"><text:span text:style-name="T1">Terrain </text:span></text:p>
      <text:p text:style-name="P1"><text:span text:style-name="T1">Divine Vine/Dirt</text:span></text:p>
      <text:p text:style-name="P1"><text:span text:style-name="T1">Water Altar/Bowls/Stands </text:span></text:p>
      <text:p text:style-name="P1"><text:span text:style-name="T1">Fire Altar/Volcano</text:span></text:p>
      <text:p text:style-name="P1"><text:span text:style-name="T1"><text:s/>Music</text:span></text:p>
      <text:p text:style-name="P1"><text:span text:style-name="T1">Earth Altar 1.0</text:span></text:p>
      <text:p text:style-name="P1"><text:span text:style-name="T1">SnowFlake 1.0</text:span></text:p>
      <text:p text:style-name="P1"><text:span text:style-name="T3">Riley’s Assets</text:span></text:p>
      <text:p text:style-name="P1"><text:span text:style-name="T4">Concept Director</text:span></text:p>
      <text:p text:style-name="P1"><text:span text:style-name="T1">Reflecting pool/Shrine </text:span><text:span text:style-name="T4">9/30-10/2</text:span></text:p>
      <text:p text:style-name="P1"><text:span text:style-name="T1">Air crystal </text:span><text:span text:style-name="T4">10/14-16</text:span></text:p>
      <text:p text:style-name="P1"><text:soft-page-break/><text:span text:style-name="T1">Air Alter </text:span><text:span text:style-name="T4">10/7-9</text:span></text:p>
      <text:p text:style-name="P1"><text:span text:style-name="T1">Water crystal </text:span><text:span text:style-name="T4">10/29</text:span></text:p>
      <text:p text:style-name="P1"><text:span text:style-name="T1">Gateways</text:span><text:span text:style-name="T4"> 10/21-22</text:span></text:p>
      <text:p text:style-name="P1"><text:span text:style-name="T1">Logo </text:span><text:span text:style-name="T4">9/30-10/2</text:span></text:p>
      <text:p text:style-name="P1"><text:span text:style-name="T1">Camera </text:span><text:span text:style-name="T4">10/28-3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mic Sans MS1" svg:font-family="'Comic Sans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139in" fo:margin-bottom="0in" fo:line-height="100%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139in" fo:margin-bottom="0in" fo:line-height="100%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111in" fo:margin-bottom="0in" fo:line-height="100%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11in" fo:margin-bottom="0in" fo:line-height="100%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11in" fo:margin-bottom="0in" fo:line-height="100%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11in" fo:margin-bottom="0in" fo:line-height="100%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next-style-name="Subtitle" style:default-outline-level="" style:class="chapter">
      <style:paragraph-properties fo:margin-top="0in" fo:margin-bottom="0in" fo:line-height="100%" fo:text-align="start" style:justify-single-word="false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139in" fo:line-height="100%" fo:text-align="start" style:justify-single-word="false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et list.docx</dc:title>
    <meta:generator>OpenOffice/4.0.0$Win32 OpenOffice.org_project/400m3$Build-9702</meta:generator>
    <meta:document-statistic meta:table-count="0" meta:image-count="0" meta:object-count="0" meta:page-count="2" meta:paragraph-count="40" meta:word-count="96" meta:character-count="666"/>
  </office:meta>
</office:document-meta>
</file>